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16C782B7.png" manifest:media-type="image/png"/>
  <manifest:file-entry manifest:full-path="Pictures/1000020100000780000004B025B9849B.png" manifest:media-type="image/png"/>
  <manifest:file-entry manifest:full-path="Pictures/1000020100000780000004B0CDC80C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279cm, 12.664cm, 16.51cm, 20.58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93cm, 19.895cm, 13.774cm, 20.685cm)" draw:image-opacity="100%" style:mirror="none"/>
    </style:style>
    <style:style style:name="gr3" style:family="graphic" style:parent-style-name="objectwithoutfill">
      <style:graphic-properties svg:stroke-color="#ff3333" draw:marker-end="Arrow" draw:marker-end-width="0.3cm" draw:fill="none" draw:fill-color="#ff420e" draw:fill-image-width="0cm" draw:fill-image-height="0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766cm"/>
    </style:style>
    <style:style style:name="gr5" style:family="graphic" style:parent-style-name="objectwithoutfill">
      <style:graphic-properties svg:stroke-color="#0000ff" draw:marker-end="Arrow" draw:marker-end-width="0.3cm" draw:fill="none" draw:fill-color="#ff420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1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8cm, 11.26cm, 11.882cm, 26.137cm)" draw:image-opacity="100%" style:mirror="none"/>
    </style:style>
    <style:style style:name="gr8" style:family="graphic" style:parent-style-name="objectwithoutfill">
      <style:graphic-properties svg:stroke-color="#0000cc" draw:marker-end="Arrow" draw:marker-end-width="0.3cm" draw:fill="none" draw:fill-color="#ff420e" draw:fill-image-width="0cm" draw:fill-image-height="0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0.664cm"/>
    </style:style>
    <style:style style:name="gr10" style:family="graphic" style:parent-style-name="standard">
      <style:graphic-properties draw:stroke="none" svg:stroke-color="#000033" draw:fill="none" draw:fill-color="#ff420e" draw:fill-image-width="0cm" draw:fill-image-height="0cm" fo:min-height="0.766cm"/>
    </style:style>
    <style:style style:name="gr11" style:family="graphic" style:parent-style-name="standard">
      <style:graphic-properties draw:stroke="none" svg:stroke-color="#000033" draw:fill="none" draw:fill-color="#ff420e" draw:fill-image-width="0cm" draw:fill-image-height="0cm" fo:min-height="1.02cm"/>
    </style:style>
    <style:style style:name="gr12" style:family="graphic" style:parent-style-name="standard">
      <style:graphic-properties draw:stroke="none" svg:stroke-color="#000033" draw:fill="none" draw:fill-color="#ff420e" draw:fill-image-width="0cm" draw:fill-image-height="0cm" fo:min-height="1.459cm"/>
    </style:style>
    <style:style style:name="gr13" style:family="graphic" style:parent-style-name="standard">
      <style:graphic-properties svg:stroke-color="#000033" draw:fill="solid" draw:fill-color="#ff420e" draw:fill-image-width="0cm" draw:fill-image-height="0cm" draw:textarea-vertical-align="middle"/>
    </style:style>
    <style:style style:name="gr14" style:family="graphic" style:parent-style-name="objectwithoutfill">
      <style:graphic-properties svg:stroke-color="#000033" draw:marker-end="Arrow" draw:marker-end-width="0.3cm" draw:fill="none" draw:fill-color="#ff420e" draw:fill-image-width="0cm" draw:fill-image-height="0cm" draw:textarea-vertical-align="middle"/>
    </style:style>
    <style:style style:name="gr15" style:family="graphic" style:parent-style-name="objectwithoutfill">
      <style:graphic-properties svg:stroke-color="#ff420e" draw:fill="none" draw:fill-color="#ff420e" draw:fill-image-width="0cm" draw:fill-image-height="0cm" draw:textarea-vertical-align="middle"/>
    </style:style>
    <style:style style:name="gr16" style:family="graphic" style:parent-style-name="objectwithoutfill">
      <style:graphic-properties svg:stroke-color="#00cc33" draw:fill="none" draw:fill-color="#ff420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nux Libertine O" fo:font-size="14pt" style:font-size-asian="14pt" style:font-size-complex="14pt"/>
    </style:style>
    <style:style style:name="T1" style:family="text">
      <style:text-properties style:font-name="Linux Libertine 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161cm" svg:height="7.493cm" svg:x="1cm" svg:y="1.254cm">
          <draw:image xlink:href="Pictures/1000020100000780000004B0CDC80C54.png" xlink:type="simple" xlink:show="embed" xlink:actuate="onLoad">
            <text:p/>
          </draw:image>
        </draw:frame>
        <draw:frame draw:style-name="gr2" draw:text-style-name="P1" draw:layer="layout" svg:width="10.202cm" svg:height="8.509cm" svg:x="0.619cm" svg:y="9.255cm">
          <draw:image xlink:href="Pictures/1000020100000780000004B025B9849B.png" xlink:type="simple" xlink:show="embed" xlink:actuate="onLoad">
            <text:p/>
          </draw:image>
        </draw:frame>
        <draw:line draw:style-name="gr3" draw:text-style-name="P1" draw:layer="layout" svg:x1="10.906cm" svg:y1="14.843cm" svg:x2="6.715cm" svg:y2="14.843cm">
          <text:p/>
        </draw:line>
        <draw:frame draw:style-name="gr4" draw:text-style-name="P2" draw:layer="layout" svg:width="3.937cm" svg:height="1.016cm" svg:x="11.668cm" svg:y="7.858cm">
          <draw:text-box>
            <text:p><text:span text:style-name="T1">Une opération</text:span></text:p>
          </draw:text-box>
        </draw:frame>
        <draw:line draw:style-name="gr5" draw:text-style-name="P1" draw:layer="layout" svg:x1="13.7cm" svg:y1="8.62cm" svg:x2="13.7cm" svg:y2="12.176cm">
          <text:p/>
        </draw:line>
        <draw:frame draw:style-name="gr6" draw:text-style-name="P2" draw:layer="layout" svg:width="3.556cm" svg:height="1.387cm" svg:x="14.97cm" svg:y="8.757cm">
          <draw:text-box>
            <text:p><text:span text:style-name="T1">Le type d'opération</text:span></text:p>
          </draw:text-box>
        </draw:frame>
        <draw:frame draw:style-name="gr7" draw:text-style-name="P1" draw:layer="layout" svg:width="12.192cm" svg:height="5.713cm" svg:x="11.541cm" svg:y="12.178cm">
          <draw:image xlink:href="Pictures/1000020100000780000004B016C782B7.png" xlink:type="simple" xlink:show="embed" xlink:actuate="onLoad">
            <text:p/>
          </draw:image>
        </draw:frame>
        <draw:line draw:style-name="gr8" draw:text-style-name="P1" draw:layer="layout" svg:x1="15.351cm" svg:y1="10.144cm" svg:x2="14.97cm" svg:y2="12.811cm">
          <text:p/>
        </draw:line>
        <draw:frame draw:style-name="gr9" draw:text-style-name="P2" draw:layer="layout" svg:width="4.191cm" svg:height="0.914cm" svg:x="19.034cm" svg:y="10.246cm">
          <draw:text-box>
            <text:p><text:span text:style-name="T1">“</text:span><text:span text:style-name="T1">1” pour <text:s/>+1</text:span></text:p>
          </draw:text-box>
        </draw:frame>
        <draw:frame draw:style-name="gr10" draw:text-style-name="P2" draw:layer="layout" svg:width="4.318cm" svg:height="1.016cm" svg:x="23.86cm" svg:y="15.478cm">
          <draw:text-box>
            <text:p><text:span text:style-name="T1">“</text:span><text:span text:style-name="T1">5” pour x5</text:span></text:p>
          </draw:text-box>
        </draw:frame>
        <draw:frame draw:style-name="gr11" draw:text-style-name="P2" draw:layer="layout" svg:width="3.81cm" svg:height="1.27cm" svg:x="23.479cm" svg:y="14.208cm">
          <draw:text-box>
            <text:p><text:span text:style-name="T1">“</text:span><text:span text:style-name="T1">5” pour x5</text:span></text:p>
          </draw:text-box>
        </draw:frame>
        <draw:frame draw:style-name="gr12" draw:text-style-name="P2" draw:layer="layout" svg:width="9.271cm" svg:height="1.709cm" svg:x="21.828cm" svg:y="16.494cm">
          <draw:text-box>
            <text:p><text:span text:style-name="T1">“</text:span><text:span text:style-name="T1">3” pour l'instruction </text:span></text:p>
            <text:p><text:span text:style-name="T1">suivante 3</text:span></text:p>
          </draw:text-box>
        </draw:frame>
        <draw:line draw:style-name="gr8" draw:text-style-name="P1" draw:layer="layout" svg:x1="23.606cm" svg:y1="14.716cm" svg:x2="21.701cm" svg:y2="14.843cm">
          <text:p/>
        </draw:line>
        <draw:line draw:style-name="gr8" draw:text-style-name="P1" draw:layer="layout" svg:x1="23.733cm" svg:y1="15.986cm" svg:x2="20.939cm" svg:y2="16.367cm">
          <text:p/>
        </draw:line>
        <draw:line draw:style-name="gr8" draw:text-style-name="P1" draw:layer="layout" svg:x1="21.828cm" svg:y1="17.129cm" svg:x2="20.812cm" svg:y2="17.637cm">
          <text:p/>
        </draw:line>
        <draw:line draw:style-name="gr5" draw:text-style-name="P1" draw:layer="layout" svg:x1="20.431cm" svg:y1="10.906cm" svg:x2="20.431cm" svg:y2="13.319cm">
          <text:p/>
        </draw:line>
        <draw:connector draw:style-name="gr13" draw:text-style-name="P1" draw:layer="layout" svg:x1="19.161cm" svg:y1="5cm" svg:x2="19.161cm" svg:y2="5cm" draw:start-shape="id1" draw:end-shape="id1" svg:d="M19161 5000z" svg:viewBox="0 0 1 1">
          <text:p/>
        </draw:connector>
        <draw:line draw:style-name="gr14" draw:text-style-name="P1" draw:layer="layout" svg:x1="20.177cm" svg:y1="3.794cm" svg:x2="12.049cm" svg:y2="3.794cm">
          <text:p/>
        </draw:line>
        <draw:line draw:style-name="gr14" draw:text-style-name="P1" draw:layer="layout" svg:x1="20.177cm" svg:y1="3.794cm" svg:x2="20.177cm" svg:y2="7.731cm">
          <text:p/>
        </draw:line>
        <draw:polyline draw:style-name="gr15" draw:text-style-name="P1" draw:layer="layout" svg:width="10.667cm" svg:height="16.128cm" draw:transform="rotate (-1.5707963267949) translate (27.035cm 7.731cm)" svg:viewBox="0 0 10668 16129" draw:points="127,16129 10668,16129 10668,0 0,0 0,16129 10668,16129">
          <text:p/>
        </draw:polyline>
        <draw:line draw:style-name="gr16" draw:text-style-name="P1" draw:layer="layout" svg:x1="1.254cm" svg:y1="15.605cm" svg:x2="2.016cm" svg:y2="15.605cm">
          <text:p/>
        </draw:line>
        <draw:line draw:style-name="gr16" draw:text-style-name="P1" draw:layer="layout" svg:x1="23.606cm" svg:y1="17.764cm" svg:x2="24.241cm" svg:y2="17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5T16:41:55.074763182</meta:creation-date>
    <dc:date>2018-06-07T17:08:33.998091624</dc:date>
    <dc:creator>Paul Raynaud</dc:creator>
    <meta:editing-duration>PT1H25M21S</meta:editing-duration>
    <meta:editing-cycles>4</meta:editing-cycles>
    <meta:generator>LibreOffice/4.3.3.2$Linux_X86_64 LibreOffice_project/430m0$Build-2</meta:generator>
    <meta:document-statistic meta:object-count="22"/>
  </office:meta>
</office:document-meta>
</file>